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2'.B17:'tempo-e-vazaoV2'.I17 'tempo-e-vazaoV2'.A18:'tempo-e-vazaoV2'.A18 'tempo-e-vazaoV2'.B18:'tempo-e-vazaoV2'.I18 'tempo-e-vazaoV2'.A19:'tempo-e-vazaoV2'.A19 'tempo-e-vazaoV2'.B19:'tempo-e-vazaoV2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2'.B42:'tempo-e-vazaoV2'.I42 'tempo-e-vazaoV2'.A43:'tempo-e-vazaoV2'.A43 'tempo-e-vazaoV2'.B43:'tempo-e-vazaoV2'.I43 'tempo-e-vazaoV2'.A44:'tempo-e-vazaoV2'.A44 'tempo-e-vazaoV2'.B44:'tempo-e-vazaoV2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2.B1]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2]" office:value-type="float" office:value="1.117798" calcext:value-type="float">
            <text:p>1.117798</text:p>
          </table:table-cell>
          <table:table-cell table:style-name="ce14" table:formula="of:=[$dadosV2.$A13]" office:value-type="float" office:value="0.638047" calcext:value-type="float">
            <text:p>0.638047</text:p>
          </table:table-cell>
          <table:table-cell table:style-name="ce14" table:formula="of:=[$dadosV2.$A24]" office:value-type="float" office:value="0.488826" calcext:value-type="float">
            <text:p>0.488826</text:p>
          </table:table-cell>
          <table:table-cell table:style-name="ce14" table:formula="of:=[$dadosV2.$A35]" office:value-type="float" office:value="0.438688" calcext:value-type="float">
            <text:p>0.438688</text:p>
          </table:table-cell>
          <table:table-cell table:style-name="ce14" table:formula="of:=[$dadosV2.$A46]" office:value-type="float" office:value="0.435851" calcext:value-type="float">
            <text:p>0.435851</text:p>
          </table:table-cell>
          <table:table-cell table:style-name="ce14" table:formula="of:=[$dadosV2.$A57]" office:value-type="float" office:value="0.409866" calcext:value-type="float">
            <text:p>0.409866</text:p>
          </table:table-cell>
          <table:table-cell table:style-name="ce14" table:formula="of:=[$dadosV2.$A68]" office:value-type="float" office:value="0.406309" calcext:value-type="float">
            <text:p>0.406309</text:p>
          </table:table-cell>
          <table:table-cell table:style-name="ce14" table:formula="of:=[$dadosV2.$A79]" office:value-type="float" office:value="0.405578" calcext:value-type="float">
            <text:p>0.40557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3]" office:value-type="float" office:value="1.122203" calcext:value-type="float">
            <text:p>1.122203</text:p>
          </table:table-cell>
          <table:table-cell table:style-name="ce14" table:formula="of:=[$dadosV2.$A14]" office:value-type="float" office:value="0.635462" calcext:value-type="float">
            <text:p>0.635462</text:p>
          </table:table-cell>
          <table:table-cell table:style-name="ce14" table:formula="of:=[$dadosV2.$A25]" office:value-type="float" office:value="0.494864" calcext:value-type="float">
            <text:p>0.494864</text:p>
          </table:table-cell>
          <table:table-cell table:style-name="ce14" table:formula="of:=[$dadosV2.$A36]" office:value-type="float" office:value="0.437455" calcext:value-type="float">
            <text:p>0.437455</text:p>
          </table:table-cell>
          <table:table-cell table:style-name="ce14" table:formula="of:=[$dadosV2.$A47]" office:value-type="float" office:value="0.431804" calcext:value-type="float">
            <text:p>0.431804</text:p>
          </table:table-cell>
          <table:table-cell table:style-name="ce14" table:formula="of:=[$dadosV2.$A58]" office:value-type="float" office:value="0.413832" calcext:value-type="float">
            <text:p>0.413832</text:p>
          </table:table-cell>
          <table:table-cell table:style-name="ce14" table:formula="of:=[$dadosV2.$A69]" office:value-type="float" office:value="0.404198" calcext:value-type="float">
            <text:p>0.404198</text:p>
          </table:table-cell>
          <table:table-cell table:style-name="ce14" table:formula="of:=[$dadosV2.$A80]" office:value-type="float" office:value="0.402614" calcext:value-type="float">
            <text:p>0.40261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4]" office:value-type="float" office:value="1.117307" calcext:value-type="float">
            <text:p>1.117307</text:p>
          </table:table-cell>
          <table:table-cell table:style-name="ce14" table:formula="of:=[$dadosV2.$A15]" office:value-type="float" office:value="0.636177" calcext:value-type="float">
            <text:p>0.636177</text:p>
          </table:table-cell>
          <table:table-cell table:style-name="ce14" table:formula="of:=[$dadosV2.$A26]" office:value-type="float" office:value="0.492912" calcext:value-type="float">
            <text:p>0.492912</text:p>
          </table:table-cell>
          <table:table-cell table:style-name="ce14" table:formula="of:=[$dadosV2.$A37]" office:value-type="float" office:value="0.436255" calcext:value-type="float">
            <text:p>0.436255</text:p>
          </table:table-cell>
          <table:table-cell table:style-name="ce14" table:formula="of:=[$dadosV2.$A48]" office:value-type="float" office:value="0.436752" calcext:value-type="float">
            <text:p>0.436752</text:p>
          </table:table-cell>
          <table:table-cell table:style-name="ce14" table:formula="of:=[$dadosV2.$A59]" office:value-type="float" office:value="0.41073" calcext:value-type="float">
            <text:p>0.410730</text:p>
          </table:table-cell>
          <table:table-cell table:style-name="ce14" table:formula="of:=[$dadosV2.$A70]" office:value-type="float" office:value="0.403644" calcext:value-type="float">
            <text:p>0.403644</text:p>
          </table:table-cell>
          <table:table-cell table:style-name="ce14" table:formula="of:=[$dadosV2.$A81]" office:value-type="float" office:value="0.405042" calcext:value-type="float">
            <text:p>0.40504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5]" office:value-type="float" office:value="1.11323" calcext:value-type="float">
            <text:p>1.113230</text:p>
          </table:table-cell>
          <table:table-cell table:style-name="ce14" table:formula="of:=[$dadosV2.$A16]" office:value-type="float" office:value="0.639583" calcext:value-type="float">
            <text:p>0.639583</text:p>
          </table:table-cell>
          <table:table-cell table:style-name="ce14" table:formula="of:=[$dadosV2.$A27]" office:value-type="float" office:value="0.490627" calcext:value-type="float">
            <text:p>0.490627</text:p>
          </table:table-cell>
          <table:table-cell table:style-name="ce14" table:formula="of:=[$dadosV2.$A38]" office:value-type="float" office:value="0.437344" calcext:value-type="float">
            <text:p>0.437344</text:p>
          </table:table-cell>
          <table:table-cell table:style-name="ce14" table:formula="of:=[$dadosV2.$A49]" office:value-type="float" office:value="0.432955" calcext:value-type="float">
            <text:p>0.432955</text:p>
          </table:table-cell>
          <table:table-cell table:style-name="ce14" table:formula="of:=[$dadosV2.$A60]" office:value-type="float" office:value="0.411621" calcext:value-type="float">
            <text:p>0.411621</text:p>
          </table:table-cell>
          <table:table-cell table:style-name="ce14" table:formula="of:=[$dadosV2.$A71]" office:value-type="float" office:value="0.405705" calcext:value-type="float">
            <text:p>0.405705</text:p>
          </table:table-cell>
          <table:table-cell table:style-name="ce14" table:formula="of:=[$dadosV2.$A82]" office:value-type="float" office:value="0.402864" calcext:value-type="float">
            <text:p>0.40286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6]" office:value-type="float" office:value="1.119016" calcext:value-type="float">
            <text:p>1.119016</text:p>
          </table:table-cell>
          <table:table-cell table:style-name="ce14" table:formula="of:=[$dadosV2.$A17]" office:value-type="float" office:value="0.637209" calcext:value-type="float">
            <text:p>0.637209</text:p>
          </table:table-cell>
          <table:table-cell table:style-name="ce14" table:formula="of:=[$dadosV2.$A28]" office:value-type="float" office:value="0.49477" calcext:value-type="float">
            <text:p>0.494770</text:p>
          </table:table-cell>
          <table:table-cell table:style-name="ce14" table:formula="of:=[$dadosV2.$A39]" office:value-type="float" office:value="0.437788" calcext:value-type="float">
            <text:p>0.437788</text:p>
          </table:table-cell>
          <table:table-cell table:style-name="ce14" table:formula="of:=[$dadosV2.$A50]" office:value-type="float" office:value="0.43187" calcext:value-type="float">
            <text:p>0.431870</text:p>
          </table:table-cell>
          <table:table-cell table:style-name="ce14" table:formula="of:=[$dadosV2.$A61]" office:value-type="float" office:value="0.411116" calcext:value-type="float">
            <text:p>0.411116</text:p>
          </table:table-cell>
          <table:table-cell table:style-name="ce14" table:formula="of:=[$dadosV2.$A72]" office:value-type="float" office:value="0.403938" calcext:value-type="float">
            <text:p>0.403938</text:p>
          </table:table-cell>
          <table:table-cell table:style-name="ce14" table:formula="of:=[$dadosV2.$A83]" office:value-type="float" office:value="0.402082" calcext:value-type="float">
            <text:p>0.4020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7]" office:value-type="float" office:value="1.110903" calcext:value-type="float">
            <text:p>1.110903</text:p>
          </table:table-cell>
          <table:table-cell table:style-name="ce14" table:formula="of:=[$dadosV2.$A18]" office:value-type="float" office:value="0.641197" calcext:value-type="float">
            <text:p>0.641197</text:p>
          </table:table-cell>
          <table:table-cell table:style-name="ce14" table:formula="of:=[$dadosV2.$A29]" office:value-type="float" office:value="0.490868" calcext:value-type="float">
            <text:p>0.490868</text:p>
          </table:table-cell>
          <table:table-cell table:style-name="ce14" table:formula="of:=[$dadosV2.$A40]" office:value-type="float" office:value="0.436941" calcext:value-type="float">
            <text:p>0.436941</text:p>
          </table:table-cell>
          <table:table-cell table:style-name="ce14" table:formula="of:=[$dadosV2.$A51]" office:value-type="float" office:value="0.432076" calcext:value-type="float">
            <text:p>0.432076</text:p>
          </table:table-cell>
          <table:table-cell table:style-name="ce14" table:formula="of:=[$dadosV2.$A62]" office:value-type="float" office:value="0.412121" calcext:value-type="float">
            <text:p>0.412121</text:p>
          </table:table-cell>
          <table:table-cell table:style-name="ce14" table:formula="of:=[$dadosV2.$A73]" office:value-type="float" office:value="0.404101" calcext:value-type="float">
            <text:p>0.404101</text:p>
          </table:table-cell>
          <table:table-cell table:style-name="ce14" table:formula="of:=[$dadosV2.$A84]" office:value-type="float" office:value="0.405005" calcext:value-type="float">
            <text:p>0.40500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8]" office:value-type="float" office:value="1.117057" calcext:value-type="float">
            <text:p>1.117057</text:p>
          </table:table-cell>
          <table:table-cell table:style-name="ce14" table:formula="of:=[$dadosV2.$A19]" office:value-type="float" office:value="0.637286" calcext:value-type="float">
            <text:p>0.637286</text:p>
          </table:table-cell>
          <table:table-cell table:style-name="ce14" table:formula="of:=[$dadosV2.$A30]" office:value-type="float" office:value="0.490303" calcext:value-type="float">
            <text:p>0.490303</text:p>
          </table:table-cell>
          <table:table-cell table:style-name="ce14" table:formula="of:=[$dadosV2.$A41]" office:value-type="float" office:value="0.438696" calcext:value-type="float">
            <text:p>0.438696</text:p>
          </table:table-cell>
          <table:table-cell table:style-name="ce14" table:formula="of:=[$dadosV2.$A52]" office:value-type="float" office:value="0.434146" calcext:value-type="float">
            <text:p>0.434146</text:p>
          </table:table-cell>
          <table:table-cell table:style-name="ce14" table:formula="of:=[$dadosV2.$A63]" office:value-type="float" office:value="0.410289" calcext:value-type="float">
            <text:p>0.410289</text:p>
          </table:table-cell>
          <table:table-cell table:style-name="ce14" table:formula="of:=[$dadosV2.$A74]" office:value-type="float" office:value="0.403152" calcext:value-type="float">
            <text:p>0.403152</text:p>
          </table:table-cell>
          <table:table-cell table:style-name="ce14" table:formula="of:=[$dadosV2.$A85]" office:value-type="float" office:value="0.406062" calcext:value-type="float">
            <text:p>0.40606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9]" office:value-type="float" office:value="1.119102" calcext:value-type="float">
            <text:p>1.119102</text:p>
          </table:table-cell>
          <table:table-cell table:style-name="ce14" table:formula="of:=[$dadosV2.$A20]" office:value-type="float" office:value="0.640092" calcext:value-type="float">
            <text:p>0.640092</text:p>
          </table:table-cell>
          <table:table-cell table:style-name="ce14" table:formula="of:=[$dadosV2.$A31]" office:value-type="float" office:value="0.491274" calcext:value-type="float">
            <text:p>0.491274</text:p>
          </table:table-cell>
          <table:table-cell table:style-name="ce14" table:formula="of:=[$dadosV2.$A42]" office:value-type="float" office:value="0.436324" calcext:value-type="float">
            <text:p>0.436324</text:p>
          </table:table-cell>
          <table:table-cell table:style-name="ce14" table:formula="of:=[$dadosV2.$A53]" office:value-type="float" office:value="0.431945" calcext:value-type="float">
            <text:p>0.431945</text:p>
          </table:table-cell>
          <table:table-cell table:style-name="ce14" table:formula="of:=[$dadosV2.$A64]" office:value-type="float" office:value="0.413179" calcext:value-type="float">
            <text:p>0.413179</text:p>
          </table:table-cell>
          <table:table-cell table:style-name="ce14" table:formula="of:=[$dadosV2.$A75]" office:value-type="float" office:value="0.406349" calcext:value-type="float">
            <text:p>0.406349</text:p>
          </table:table-cell>
          <table:table-cell table:style-name="ce14" table:formula="of:=[$dadosV2.$A86]" office:value-type="float" office:value="0.401456" calcext:value-type="float">
            <text:p>0.40145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0]" office:value-type="float" office:value="1.114959" calcext:value-type="float">
            <text:p>1.114959</text:p>
          </table:table-cell>
          <table:table-cell table:style-name="ce14" table:formula="of:=[$dadosV2.$A21]" office:value-type="float" office:value="0.63996" calcext:value-type="float">
            <text:p>0.639960</text:p>
          </table:table-cell>
          <table:table-cell table:style-name="ce14" table:formula="of:=[$dadosV2.$A32]" office:value-type="float" office:value="0.492923" calcext:value-type="float">
            <text:p>0.492923</text:p>
          </table:table-cell>
          <table:table-cell table:style-name="ce14" table:formula="of:=[$dadosV2.$A43]" office:value-type="float" office:value="0.435617" calcext:value-type="float">
            <text:p>0.435617</text:p>
          </table:table-cell>
          <table:table-cell table:style-name="ce14" table:formula="of:=[$dadosV2.$A54]" office:value-type="float" office:value="0.436181" calcext:value-type="float">
            <text:p>0.436181</text:p>
          </table:table-cell>
          <table:table-cell table:style-name="ce14" table:formula="of:=[$dadosV2.$A65]" office:value-type="float" office:value="0.412196" calcext:value-type="float">
            <text:p>0.412196</text:p>
          </table:table-cell>
          <table:table-cell table:style-name="ce14" table:formula="of:=[$dadosV2.$A76]" office:value-type="float" office:value="0.403951" calcext:value-type="float">
            <text:p>0.403951</text:p>
          </table:table-cell>
          <table:table-cell table:style-name="ce14" table:formula="of:=[$dadosV2.$A87]" office:value-type="float" office:value="0.404834" calcext:value-type="float">
            <text:p>0.40483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2.$A11]" office:value-type="float" office:value="1.122129" calcext:value-type="float">
            <text:p>1.122129</text:p>
          </table:table-cell>
          <table:table-cell table:style-name="ce14" table:formula="of:=[$dadosV2.$A22]" office:value-type="float" office:value="0.639435" calcext:value-type="float">
            <text:p>0.639435</text:p>
          </table:table-cell>
          <table:table-cell table:style-name="ce14" table:formula="of:=[$dadosV2.$A33]" office:value-type="float" office:value="0.490416" calcext:value-type="float">
            <text:p>0.490416</text:p>
          </table:table-cell>
          <table:table-cell table:style-name="ce14" table:formula="of:=[$dadosV2.$A44]" office:value-type="float" office:value="0.442466" calcext:value-type="float">
            <text:p>0.442466</text:p>
          </table:table-cell>
          <table:table-cell table:style-name="ce14" table:formula="of:=[$dadosV2.$A55]" office:value-type="float" office:value="0.43266" calcext:value-type="float">
            <text:p>0.432660</text:p>
          </table:table-cell>
          <table:table-cell table:style-name="ce14" table:formula="of:=[$dadosV2.$A66]" office:value-type="float" office:value="0.411854" calcext:value-type="float">
            <text:p>0.411854</text:p>
          </table:table-cell>
          <table:table-cell table:style-name="ce14" table:formula="of:=[$dadosV2.$A77]" office:value-type="float" office:value="0.40636" calcext:value-type="float">
            <text:p>0.406360</text:p>
          </table:table-cell>
          <table:table-cell table:style-name="ce14" table:formula="of:=[$dadosV2.$A88]" office:value-type="float" office:value="0.401776" calcext:value-type="float">
            <text:p>0.401776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117.37" calcext:value-type="float">
            <text:p>1117.37</text:p>
          </table:table-cell>
          <table:table-cell table:style-name="ce19" table:formula="of:=ROUND(SUM([.C5:.C14])*1000/10;0)" office:value-type="float" office:value="638" calcext:value-type="float">
            <text:p>638.00</text:p>
          </table:table-cell>
          <table:table-cell table:style-name="ce6" table:formula="of:=ROUND(SUM([.D5:.D14])*1000/10;0)" office:value-type="float" office:value="492" calcext:value-type="float">
            <text:p>492</text:p>
          </table:table-cell>
          <table:table-cell table:style-name="ce6" table:formula="of:=ROUND(SUM([.E5:.E14])*1000/10;0)" office:value-type="float" office:value="438" calcext:value-type="float">
            <text:p>438</text:p>
          </table:table-cell>
          <table:table-cell table:style-name="ce6" table:formula="of:=ROUND(SUM([.F5:.F14])*1000/10;0)" office:value-type="float" office:value="434" calcext:value-type="float">
            <text:p>434</text:p>
          </table:table-cell>
          <table:table-cell table:style-name="ce6" table:formula="of:=ROUND(SUM([.G5:.G14])*1000/10;0)" office:value-type="float" office:value="412" calcext:value-type="float">
            <text:p>412</text:p>
          </table:table-cell>
          <table:table-cell table:style-name="ce6" table:formula="of:=ROUND(SUM([.H5:.H14])*1000/10;0)" office:value-type="float" office:value="405" calcext:value-type="float">
            <text:p>405</text:p>
          </table:table-cell>
          <table:table-cell table:style-name="ce6" table:formula="of:=ROUND(SUM([.I5:.I14])*1000/10;0)" office:value-type="float" office:value="404" calcext:value-type="float">
            <text:p>40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75" calcext:value-type="float">
            <text:p>1.75</text:p>
          </table:table-cell>
          <table:table-cell table:style-name="ce20" table:formula="of:=ROUND([.$B18]/[.D18];2)" office:value-type="float" office:value="2.27" calcext:value-type="float">
            <text:p>2.27</text:p>
          </table:table-cell>
          <table:table-cell table:style-name="ce20" table:formula="of:=ROUND([.$B18]/[.E18];2)" office:value-type="float" office:value="2.55" calcext:value-type="float">
            <text:p>2.55</text:p>
          </table:table-cell>
          <table:table-cell table:style-name="ce20" table:formula="of:=ROUND([.$B18]/[.F18];2)" office:value-type="float" office:value="2.57" calcext:value-type="float">
            <text:p>2.57</text:p>
          </table:table-cell>
          <table:table-cell table:style-name="ce20" table:formula="of:=ROUND([.$B18]/[.G18];2)" office:value-type="float" office:value="2.71" calcext:value-type="float">
            <text:p>2.71</text:p>
          </table:table-cell>
          <table:table-cell table:style-name="ce20" table:formula="of:=ROUND([.$B18]/[.H18];2)" office:value-type="float" office:value="2.76" calcext:value-type="float">
            <text:p>2.76</text:p>
          </table:table-cell>
          <table:table-cell table:style-name="ce20" table:formula="of:=ROUND([.$B18]/[.I18];2)" office:value-type="float" office:value="2.77" calcext:value-type="float">
            <text:p>2.77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47" calcext:value-type="float">
            <text:p>447</text:p>
          </table:table-cell>
          <table:table-cell table:style-name="ce6" table:formula="of:=ROUND([.$I$2]/(([.C18]/1000)*1000*1000);0)" office:value-type="float" office:value="784" calcext:value-type="float">
            <text:p>784</text:p>
          </table:table-cell>
          <table:table-cell table:style-name="ce6" table:formula="of:=ROUND([.$I$2]/(([.D18]/1000)*1000*1000);0)" office:value-type="float" office:value="1016" calcext:value-type="float">
            <text:p>1016</text:p>
          </table:table-cell>
          <table:table-cell table:style-name="ce6" table:formula="of:=ROUND([.$I$2]/(([.E18]/1000)*1000*1000);0)" office:value-type="float" office:value="1142" calcext:value-type="float">
            <text:p>1142</text:p>
          </table:table-cell>
          <table:table-cell table:style-name="ce6" table:formula="of:=ROUND([.$I$2]/(([.F18]/1000)*1000*1000);0)" office:value-type="float" office:value="1152" calcext:value-type="float">
            <text:p>1152</text:p>
          </table:table-cell>
          <table:table-cell table:style-name="ce6" table:formula="of:=ROUND([.$I$2]/(([.G18]/1000)*1000*1000);0)" office:value-type="float" office:value="1214" calcext:value-type="float">
            <text:p>1214</text:p>
          </table:table-cell>
          <table:table-cell table:style-name="ce6" table:formula="of:=ROUND([.$I$2]/(([.H18]/1000)*1000*1000);0)" office:value-type="float" office:value="1235" calcext:value-type="float">
            <text:p>1235</text:p>
          </table:table-cell>
          <table:table-cell table:style-name="ce6" table:formula="of:=ROUND([.$I$2]/(([.I18]/1000)*1000*1000);0)" office:value-type="float" office:value="1238" calcext:value-type="float">
            <text:p>1238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75" calcext:value-type="float">
            <text:p>1.75</text:p>
          </table:table-cell>
          <table:table-cell table:style-name="ce17" table:formula="of:=[.D19]" office:value-type="float" office:value="2.27" calcext:value-type="float">
            <text:p>2.27</text:p>
          </table:table-cell>
          <table:table-cell table:style-name="ce17" table:formula="of:=[.E19]" office:value-type="float" office:value="2.55" calcext:value-type="float">
            <text:p>2.55</text:p>
          </table:table-cell>
          <table:table-cell table:style-name="ce17" table:formula="of:=[.F19]" office:value-type="float" office:value="2.57" calcext:value-type="float">
            <text:p>2.57</text:p>
          </table:table-cell>
          <table:table-cell table:style-name="ce17" table:formula="of:=[.G19]" office:value-type="float" office:value="2.71" calcext:value-type="float">
            <text:p>2.71</text:p>
          </table:table-cell>
          <table:table-cell table:style-name="ce17" table:formula="of:=[.H19]" office:value-type="float" office:value="2.76" calcext:value-type="float">
            <text:p>2.76</text:p>
          </table:table-cell>
          <table:table-cell table:style-name="ce17" table:formula="of:=[.I19]" office:value-type="float" office:value="2.77" calcext:value-type="float">
            <text:p>2.77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117798" calcext:value-type="float">
            <text:p>1.117798</text:p>
          </table:table-cell>
          <table:table-cell table:number-columns-repeated="4"/>
        </table:table-row>
        <table:table-row table:style-name="ro2">
          <table:table-cell office:value-type="float" office:value="1.122203" calcext:value-type="float">
            <text:p>1.122203</text:p>
          </table:table-cell>
          <table:table-cell table:number-columns-repeated="4"/>
        </table:table-row>
        <table:table-row table:style-name="ro2">
          <table:table-cell office:value-type="float" office:value="1.117307" calcext:value-type="float">
            <text:p>1.117307</text:p>
          </table:table-cell>
          <table:table-cell table:number-columns-repeated="4"/>
        </table:table-row>
        <table:table-row table:style-name="ro2">
          <table:table-cell office:value-type="float" office:value="1.11323" calcext:value-type="float">
            <text:p>1.11323</text:p>
          </table:table-cell>
          <table:table-cell table:number-columns-repeated="4"/>
        </table:table-row>
        <table:table-row table:style-name="ro2">
          <table:table-cell office:value-type="float" office:value="1.119016" calcext:value-type="float">
            <text:p>1.119016</text:p>
          </table:table-cell>
          <table:table-cell table:number-columns-repeated="4"/>
        </table:table-row>
        <table:table-row table:style-name="ro2">
          <table:table-cell office:value-type="float" office:value="1.110903" calcext:value-type="float">
            <text:p>1.110903</text:p>
          </table:table-cell>
          <table:table-cell table:number-columns-repeated="4"/>
        </table:table-row>
        <table:table-row table:style-name="ro2">
          <table:table-cell table:style-name="ce28" office:value-type="float" office:value="1.117057" calcext:value-type="float">
            <text:p>1.12</text:p>
          </table:table-cell>
          <table:table-cell table:number-columns-repeated="4"/>
        </table:table-row>
        <table:table-row table:style-name="ro2">
          <table:table-cell office:value-type="float" office:value="1.119102" calcext:value-type="float">
            <text:p>1.119102</text:p>
          </table:table-cell>
          <table:table-cell table:number-columns-repeated="4"/>
        </table:table-row>
        <table:table-row table:style-name="ro2">
          <table:table-cell office:value-type="float" office:value="1.114959" calcext:value-type="float">
            <text:p>1.114959</text:p>
          </table:table-cell>
          <table:table-cell table:number-columns-repeated="4"/>
        </table:table-row>
        <table:table-row table:style-name="ro2">
          <table:table-cell office:value-type="float" office:value="1.122129" calcext:value-type="float">
            <text:p>1.122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38047" calcext:value-type="float">
            <text:p>0.638047</text:p>
          </table:table-cell>
          <table:table-cell table:number-columns-repeated="4"/>
        </table:table-row>
        <table:table-row table:style-name="ro2">
          <table:table-cell office:value-type="float" office:value="0.635462" calcext:value-type="float">
            <text:p>0.635462</text:p>
          </table:table-cell>
          <table:table-cell table:number-columns-repeated="4"/>
        </table:table-row>
        <table:table-row table:style-name="ro2">
          <table:table-cell office:value-type="float" office:value="0.636177" calcext:value-type="float">
            <text:p>0.636177</text:p>
          </table:table-cell>
          <table:table-cell table:number-columns-repeated="4"/>
        </table:table-row>
        <table:table-row table:style-name="ro2">
          <table:table-cell office:value-type="float" office:value="0.639583" calcext:value-type="float">
            <text:p>0.639583</text:p>
          </table:table-cell>
          <table:table-cell table:number-columns-repeated="4"/>
        </table:table-row>
        <table:table-row table:style-name="ro2">
          <table:table-cell office:value-type="float" office:value="0.637209" calcext:value-type="float">
            <text:p>0.637209</text:p>
          </table:table-cell>
          <table:table-cell table:number-columns-repeated="4"/>
        </table:table-row>
        <table:table-row table:style-name="ro2">
          <table:table-cell office:value-type="float" office:value="0.641197" calcext:value-type="float">
            <text:p>0.641197</text:p>
          </table:table-cell>
          <table:table-cell table:number-columns-repeated="4"/>
        </table:table-row>
        <table:table-row table:style-name="ro2">
          <table:table-cell office:value-type="float" office:value="0.637286" calcext:value-type="float">
            <text:p>0.637286</text:p>
          </table:table-cell>
          <table:table-cell table:number-columns-repeated="4"/>
        </table:table-row>
        <table:table-row table:style-name="ro2">
          <table:table-cell office:value-type="float" office:value="0.640092" calcext:value-type="float">
            <text:p>0.640092</text:p>
          </table:table-cell>
          <table:table-cell table:number-columns-repeated="4"/>
        </table:table-row>
        <table:table-row table:style-name="ro2">
          <table:table-cell office:value-type="float" office:value="0.63996" calcext:value-type="float">
            <text:p>0.63996</text:p>
          </table:table-cell>
          <table:table-cell table:number-columns-repeated="4"/>
        </table:table-row>
        <table:table-row table:style-name="ro2">
          <table:table-cell office:value-type="float" office:value="0.639435" calcext:value-type="float">
            <text:p>0.6394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88826" calcext:value-type="float">
            <text:p>0.488826</text:p>
          </table:table-cell>
          <table:table-cell table:number-columns-repeated="4"/>
        </table:table-row>
        <table:table-row table:style-name="ro2">
          <table:table-cell office:value-type="float" office:value="0.494864" calcext:value-type="float">
            <text:p>0.494864</text:p>
          </table:table-cell>
          <table:table-cell table:number-columns-repeated="4"/>
        </table:table-row>
        <table:table-row table:style-name="ro2">
          <table:table-cell office:value-type="float" office:value="0.492912" calcext:value-type="float">
            <text:p>0.492912</text:p>
          </table:table-cell>
          <table:table-cell table:style-name="ce28" table:formula="of:=SUM([.A24:.A33])" office:value-type="float" office:value="4.917783" calcext:value-type="float">
            <text:p>4.92</text:p>
          </table:table-cell>
          <table:table-cell table:number-columns-repeated="3"/>
        </table:table-row>
        <table:table-row table:style-name="ro2">
          <table:table-cell office:value-type="float" office:value="0.490627" calcext:value-type="float">
            <text:p>0.490627</text:p>
          </table:table-cell>
          <table:table-cell table:number-columns-repeated="4"/>
        </table:table-row>
        <table:table-row table:style-name="ro2">
          <table:table-cell office:value-type="float" office:value="0.49477" calcext:value-type="float">
            <text:p>0.49477</text:p>
          </table:table-cell>
          <table:table-cell table:number-columns-repeated="4"/>
        </table:table-row>
        <table:table-row table:style-name="ro2">
          <table:table-cell office:value-type="float" office:value="0.490868" calcext:value-type="float">
            <text:p>0.490868</text:p>
          </table:table-cell>
          <table:table-cell table:number-columns-repeated="4"/>
        </table:table-row>
        <table:table-row table:style-name="ro2">
          <table:table-cell office:value-type="float" office:value="0.490303" calcext:value-type="float">
            <text:p>0.490303</text:p>
          </table:table-cell>
          <table:table-cell table:number-columns-repeated="4"/>
        </table:table-row>
        <table:table-row table:style-name="ro2">
          <table:table-cell office:value-type="float" office:value="0.491274" calcext:value-type="float">
            <text:p>0.491274</text:p>
          </table:table-cell>
          <table:table-cell table:number-columns-repeated="4"/>
        </table:table-row>
        <table:table-row table:style-name="ro2">
          <table:table-cell office:value-type="float" office:value="0.492923" calcext:value-type="float">
            <text:p>0.492923</text:p>
          </table:table-cell>
          <table:table-cell table:number-columns-repeated="4"/>
        </table:table-row>
        <table:table-row table:style-name="ro2">
          <table:table-cell office:value-type="float" office:value="0.490416" calcext:value-type="float">
            <text:p>0.4904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38688" calcext:value-type="float">
            <text:p>0.438688</text:p>
          </table:table-cell>
          <table:table-cell table:number-columns-repeated="4"/>
        </table:table-row>
        <table:table-row table:style-name="ro2">
          <table:table-cell office:value-type="float" office:value="0.437455" calcext:value-type="float">
            <text:p>0.437455</text:p>
          </table:table-cell>
          <table:table-cell table:number-columns-repeated="4"/>
        </table:table-row>
        <table:table-row table:style-name="ro2">
          <table:table-cell office:value-type="float" office:value="0.436255" calcext:value-type="float">
            <text:p>0.436255</text:p>
          </table:table-cell>
          <table:table-cell table:number-columns-repeated="4"/>
        </table:table-row>
        <table:table-row table:style-name="ro2">
          <table:table-cell office:value-type="float" office:value="0.437344" calcext:value-type="float">
            <text:p>0.437344</text:p>
          </table:table-cell>
          <table:table-cell table:number-columns-repeated="4"/>
        </table:table-row>
        <table:table-row table:style-name="ro2">
          <table:table-cell office:value-type="float" office:value="0.437788" calcext:value-type="float">
            <text:p>0.437788</text:p>
          </table:table-cell>
          <table:table-cell table:number-columns-repeated="4"/>
        </table:table-row>
        <table:table-row table:style-name="ro2">
          <table:table-cell office:value-type="float" office:value="0.436941" calcext:value-type="float">
            <text:p>0.436941</text:p>
          </table:table-cell>
          <table:table-cell table:number-columns-repeated="4"/>
        </table:table-row>
        <table:table-row table:style-name="ro2">
          <table:table-cell office:value-type="float" office:value="0.438696" calcext:value-type="float">
            <text:p>0.438696</text:p>
          </table:table-cell>
          <table:table-cell table:number-columns-repeated="4"/>
        </table:table-row>
        <table:table-row table:style-name="ro2">
          <table:table-cell office:value-type="float" office:value="0.436324" calcext:value-type="float">
            <text:p>0.436324</text:p>
          </table:table-cell>
          <table:table-cell table:number-columns-repeated="4"/>
        </table:table-row>
        <table:table-row table:style-name="ro2">
          <table:table-cell office:value-type="float" office:value="0.435617" calcext:value-type="float">
            <text:p>0.435617</text:p>
          </table:table-cell>
          <table:table-cell table:number-columns-repeated="4"/>
        </table:table-row>
        <table:table-row table:style-name="ro2">
          <table:table-cell office:value-type="float" office:value="0.442466" calcext:value-type="float">
            <text:p>0.4424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35851" calcext:value-type="float">
            <text:p>0.435851</text:p>
          </table:table-cell>
          <table:table-cell table:number-columns-repeated="4"/>
        </table:table-row>
        <table:table-row table:style-name="ro2">
          <table:table-cell office:value-type="float" office:value="0.431804" calcext:value-type="float">
            <text:p>0.431804</text:p>
          </table:table-cell>
          <table:table-cell table:number-columns-repeated="4"/>
        </table:table-row>
        <table:table-row table:style-name="ro2">
          <table:table-cell office:value-type="float" office:value="0.436752" calcext:value-type="float">
            <text:p>0.436752</text:p>
          </table:table-cell>
          <table:table-cell table:number-columns-repeated="4"/>
        </table:table-row>
        <table:table-row table:style-name="ro2">
          <table:table-cell office:value-type="float" office:value="0.432955" calcext:value-type="float">
            <text:p>0.432955</text:p>
          </table:table-cell>
          <table:table-cell table:number-columns-repeated="4"/>
        </table:table-row>
        <table:table-row table:style-name="ro2">
          <table:table-cell office:value-type="float" office:value="0.43187" calcext:value-type="float">
            <text:p>0.43187</text:p>
          </table:table-cell>
          <table:table-cell table:number-columns-repeated="4"/>
        </table:table-row>
        <table:table-row table:style-name="ro2">
          <table:table-cell office:value-type="float" office:value="0.432076" calcext:value-type="float">
            <text:p>0.432076</text:p>
          </table:table-cell>
          <table:table-cell table:number-columns-repeated="4"/>
        </table:table-row>
        <table:table-row table:style-name="ro2">
          <table:table-cell office:value-type="float" office:value="0.434146" calcext:value-type="float">
            <text:p>0.434146</text:p>
          </table:table-cell>
          <table:table-cell table:number-columns-repeated="4"/>
        </table:table-row>
        <table:table-row table:style-name="ro2">
          <table:table-cell office:value-type="float" office:value="0.431945" calcext:value-type="float">
            <text:p>0.431945</text:p>
          </table:table-cell>
          <table:table-cell table:number-columns-repeated="4"/>
        </table:table-row>
        <table:table-row table:style-name="ro2">
          <table:table-cell office:value-type="float" office:value="0.436181" calcext:value-type="float">
            <text:p>0.436181</text:p>
          </table:table-cell>
          <table:table-cell table:number-columns-repeated="4"/>
        </table:table-row>
        <table:table-row table:style-name="ro2">
          <table:table-cell office:value-type="float" office:value="0.43266" calcext:value-type="float">
            <text:p>0.432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9866" calcext:value-type="float">
            <text:p>0.409866</text:p>
          </table:table-cell>
          <table:table-cell table:number-columns-repeated="4"/>
        </table:table-row>
        <table:table-row table:style-name="ro2">
          <table:table-cell office:value-type="float" office:value="0.413832" calcext:value-type="float">
            <text:p>0.413832</text:p>
          </table:table-cell>
          <table:table-cell table:number-columns-repeated="4"/>
        </table:table-row>
        <table:table-row table:style-name="ro2">
          <table:table-cell office:value-type="float" office:value="0.41073" calcext:value-type="float">
            <text:p>0.41073</text:p>
          </table:table-cell>
          <table:table-cell table:number-columns-repeated="4"/>
        </table:table-row>
        <table:table-row table:style-name="ro2">
          <table:table-cell office:value-type="float" office:value="0.411621" calcext:value-type="float">
            <text:p>0.411621</text:p>
          </table:table-cell>
          <table:table-cell table:number-columns-repeated="4"/>
        </table:table-row>
        <table:table-row table:style-name="ro2">
          <table:table-cell office:value-type="float" office:value="0.411116" calcext:value-type="float">
            <text:p>0.411116</text:p>
          </table:table-cell>
          <table:table-cell table:number-columns-repeated="4"/>
        </table:table-row>
        <table:table-row table:style-name="ro2">
          <table:table-cell office:value-type="float" office:value="0.412121" calcext:value-type="float">
            <text:p>0.412121</text:p>
          </table:table-cell>
          <table:table-cell table:number-columns-repeated="4"/>
        </table:table-row>
        <table:table-row table:style-name="ro2">
          <table:table-cell office:value-type="float" office:value="0.410289" calcext:value-type="float">
            <text:p>0.410289</text:p>
          </table:table-cell>
          <table:table-cell table:number-columns-repeated="4"/>
        </table:table-row>
        <table:table-row table:style-name="ro2">
          <table:table-cell office:value-type="float" office:value="0.413179" calcext:value-type="float">
            <text:p>0.413179</text:p>
          </table:table-cell>
          <table:table-cell table:number-columns-repeated="4"/>
        </table:table-row>
        <table:table-row table:style-name="ro2">
          <table:table-cell office:value-type="float" office:value="0.412196" calcext:value-type="float">
            <text:p>0.412196</text:p>
          </table:table-cell>
          <table:table-cell table:number-columns-repeated="4"/>
        </table:table-row>
        <table:table-row table:style-name="ro2">
          <table:table-cell office:value-type="float" office:value="0.411854" calcext:value-type="float">
            <text:p>0.4118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6309" calcext:value-type="float">
            <text:p>0.406309</text:p>
          </table:table-cell>
          <table:table-cell table:number-columns-repeated="4"/>
        </table:table-row>
        <table:table-row table:style-name="ro2">
          <table:table-cell office:value-type="float" office:value="0.404198" calcext:value-type="float">
            <text:p>0.404198</text:p>
          </table:table-cell>
          <table:table-cell table:number-columns-repeated="4"/>
        </table:table-row>
        <table:table-row table:style-name="ro2">
          <table:table-cell office:value-type="float" office:value="0.403644" calcext:value-type="float">
            <text:p>0.403644</text:p>
          </table:table-cell>
          <table:table-cell table:number-columns-repeated="4"/>
        </table:table-row>
        <table:table-row table:style-name="ro2">
          <table:table-cell office:value-type="float" office:value="0.405705" calcext:value-type="float">
            <text:p>0.405705</text:p>
          </table:table-cell>
          <table:table-cell table:number-columns-repeated="4"/>
        </table:table-row>
        <table:table-row table:style-name="ro2">
          <table:table-cell office:value-type="float" office:value="0.403938" calcext:value-type="float">
            <text:p>0.403938</text:p>
          </table:table-cell>
          <table:table-cell table:number-columns-repeated="4"/>
        </table:table-row>
        <table:table-row table:style-name="ro2">
          <table:table-cell office:value-type="float" office:value="0.404101" calcext:value-type="float">
            <text:p>0.404101</text:p>
          </table:table-cell>
          <table:table-cell table:number-columns-repeated="4"/>
        </table:table-row>
        <table:table-row table:style-name="ro2">
          <table:table-cell office:value-type="float" office:value="0.403152" calcext:value-type="float">
            <text:p>0.403152</text:p>
          </table:table-cell>
          <table:table-cell table:number-columns-repeated="4"/>
        </table:table-row>
        <table:table-row table:style-name="ro2">
          <table:table-cell office:value-type="float" office:value="0.406349" calcext:value-type="float">
            <text:p>0.406349</text:p>
          </table:table-cell>
          <table:table-cell table:number-columns-repeated="4"/>
        </table:table-row>
        <table:table-row table:style-name="ro2">
          <table:table-cell office:value-type="float" office:value="0.403951" calcext:value-type="float">
            <text:p>0.403951</text:p>
          </table:table-cell>
          <table:table-cell table:number-columns-repeated="4"/>
        </table:table-row>
        <table:table-row table:style-name="ro2">
          <table:table-cell office:value-type="float" office:value="0.40636" calcext:value-type="float">
            <text:p>0.406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5578" calcext:value-type="float">
            <text:p>0.405578</text:p>
          </table:table-cell>
          <table:table-cell table:number-columns-repeated="4"/>
        </table:table-row>
        <table:table-row table:style-name="ro2">
          <table:table-cell office:value-type="float" office:value="0.402614" calcext:value-type="float">
            <text:p>0.402614</text:p>
          </table:table-cell>
          <table:table-cell table:number-columns-repeated="4"/>
        </table:table-row>
        <table:table-row table:style-name="ro2">
          <table:table-cell office:value-type="float" office:value="0.405042" calcext:value-type="float">
            <text:p>0.405042</text:p>
          </table:table-cell>
          <table:table-cell table:number-columns-repeated="4"/>
        </table:table-row>
        <table:table-row table:style-name="ro2">
          <table:table-cell office:value-type="float" office:value="0.402864" calcext:value-type="float">
            <text:p>0.402864</text:p>
          </table:table-cell>
          <table:table-cell table:number-columns-repeated="4"/>
        </table:table-row>
        <table:table-row table:style-name="ro2">
          <table:table-cell office:value-type="float" office:value="0.402082" calcext:value-type="float">
            <text:p>0.402082</text:p>
          </table:table-cell>
          <table:table-cell table:number-columns-repeated="4"/>
        </table:table-row>
        <table:table-row table:style-name="ro2">
          <table:table-cell office:value-type="float" office:value="0.405005" calcext:value-type="float">
            <text:p>0.405005</text:p>
          </table:table-cell>
          <table:table-cell table:number-columns-repeated="4"/>
        </table:table-row>
        <table:table-row table:style-name="ro2">
          <table:table-cell office:value-type="float" office:value="0.406062" calcext:value-type="float">
            <text:p>0.406062</text:p>
          </table:table-cell>
          <table:table-cell table:number-columns-repeated="4"/>
        </table:table-row>
        <table:table-row table:style-name="ro2">
          <table:table-cell office:value-type="float" office:value="0.401456" calcext:value-type="float">
            <text:p>0.401456</text:p>
          </table:table-cell>
          <table:table-cell table:number-columns-repeated="4"/>
        </table:table-row>
        <table:table-row table:style-name="ro2">
          <table:table-cell office:value-type="float" office:value="0.404834" calcext:value-type="float">
            <text:p>0.404834</text:p>
          </table:table-cell>
          <table:table-cell table:number-columns-repeated="4"/>
        </table:table-row>
        <table:table-row table:style-name="ro2">
          <table:table-cell office:value-type="float" office:value="0.401776" calcext:value-type="float">
            <text:p>0.401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.72</text:p>
          </table:table-cell>
          <table:table-cell table:style-name="ce6" table:formula="of:=ROUND(SUM([.C5:.C14])*1000/10;2)" office:value-type="float" office:value="815.88" calcext:value-type="float">
            <text:p>815.88</text:p>
          </table:table-cell>
          <table:table-cell table:style-name="ce6" table:formula="of:=ROUND(SUM([.D5:.D14])*1000/10;2)" office:value-type="float" office:value="708.92" calcext:value-type="float">
            <text:p>708.92</text:p>
          </table:table-cell>
          <table:table-cell table:style-name="ce6" table:formula="of:=ROUND(SUM([.E5:.E14])*1000/10;2)" office:value-type="float" office:value="654.79" calcext:value-type="float">
            <text:p>654.79</text:p>
          </table:table-cell>
          <table:table-cell table:style-name="ce6" table:formula="of:=ROUND(SUM([.F5:.F14])*1000/10;2)" office:value-type="float" office:value="655.42" calcext:value-type="float">
            <text:p>655.42</text:p>
          </table:table-cell>
          <table:table-cell table:style-name="ce6" table:formula="of:=ROUND(SUM([.G5:.G14])*1000/10;2)" office:value-type="float" office:value="646.45" calcext:value-type="float">
            <text:p>646.45</text:p>
          </table:table-cell>
          <table:table-cell table:style-name="ce6" table:formula="of:=ROUND(SUM([.H5:.H14])*1000/10;2)" office:value-type="float" office:value="646.25" calcext:value-type="float">
            <text:p>646.25</text:p>
          </table:table-cell>
          <table:table-cell table:style-name="ce6" table:formula="of:=ROUND(SUM([.I5:.I14])*1000/10;2)" office:value-type="float" office:value="650.36" calcext:value-type="float">
            <text:p>650.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.52</text:p>
          </table:table-cell>
          <table:table-cell table:style-name="ce20" table:formula="of:=ROUND([.$B18]/[.D18];2)" office:value-type="float" office:value="1.75" calcext:value-type="float">
            <text:p>1.75</text:p>
          </table:table-cell>
          <table:table-cell table:style-name="ce20" table:formula="of:=ROUND([.$B18]/[.E18];2)" office:value-type="float" office:value="1.9" calcext:value-type="float">
            <text:p>1.90</text:p>
          </table:table-cell>
          <table:table-cell table:style-name="ce20" table:formula="of:=ROUND([.$B18]/[.F18];2)" office:value-type="float" office:value="1.89" calcext:value-type="float">
            <text:p>1.89</text:p>
          </table:table-cell>
          <table:table-cell table:style-name="ce20" table:formula="of:=ROUND([.$B18]/[.G18];2)" office:value-type="float" office:value="1.92" calcext:value-type="float">
            <text:p>1.92</text:p>
          </table:table-cell>
          <table:table-cell table:style-name="ce20" table:formula="of:=ROUND([.$B18]/[.H18];2)" office:value-type="float" office:value="1.92" calcext:value-type="float">
            <text:p>1.92</text:p>
          </table:table-cell>
          <table:table-cell table:style-name="ce20" table:formula="of:=ROUND([.$B18]/[.I18];2)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.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.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.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.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.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.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.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.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.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.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.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.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.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.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.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.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.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.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.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.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.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.708629</text:p>
          </table:table-cell>
          <table:table-cell table:style-name="ce28" table:formula="of:=SUM([.A23:.A32])" office:value-type="float" office:value="6.376981" calcext:value-type="float">
            <text:p>6.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.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.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.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.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.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.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.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.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.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.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.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.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.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.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.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.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.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.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.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.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.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.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.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.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.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.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.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.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.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.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.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.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.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.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.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.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.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.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.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.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.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.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.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.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.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.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.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.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.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.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.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.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.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.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.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.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.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.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office:forms form:automatic-focus="false" form:apply-design-mode="false"/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.72</text:p>
          </table:table-cell>
          <table:table-cell table:style-name="ce31" table:formula="of:=[$'tempo-e-vazaoV1'.C18]" office:value-type="float" office:value="815.88" calcext:value-type="float">
            <text:p>815.88</text:p>
          </table:table-cell>
          <table:table-cell table:style-name="ce31" table:formula="of:=[$'tempo-e-vazaoV1'.D18]" office:value-type="float" office:value="708.92" calcext:value-type="float">
            <text:p>708.92</text:p>
          </table:table-cell>
          <table:table-cell table:style-name="ce31" table:formula="of:=[$'tempo-e-vazaoV1'.E18]" office:value-type="float" office:value="654.79" calcext:value-type="float">
            <text:p>654.79</text:p>
          </table:table-cell>
          <table:table-cell table:style-name="ce31" table:formula="of:=[$'tempo-e-vazaoV1'.F18]" office:value-type="float" office:value="655.42" calcext:value-type="float">
            <text:p>655.42</text:p>
          </table:table-cell>
          <table:table-cell table:style-name="ce31" table:formula="of:=[$'tempo-e-vazaoV1'.G18]" office:value-type="float" office:value="646.45" calcext:value-type="float">
            <text:p>646.45</text:p>
          </table:table-cell>
          <table:table-cell table:style-name="ce31" table:formula="of:=[$'tempo-e-vazaoV1'.H18]" office:value-type="float" office:value="646.25" calcext:value-type="float">
            <text:p>646.25</text:p>
          </table:table-cell>
          <table:table-cell table:style-name="ce31" table:formula="of:=[$'tempo-e-vazaoV1'.I18]" office:value-type="float" office:value="650.36" calcext:value-type="float">
            <text:p>650.36</text:p>
          </table:table-cell>
        </table:table-row>
        <table:table-row table:style-name="ro4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1117.37" calcext:value-type="float">
            <text:p>1117.37</text:p>
          </table:table-cell>
          <table:table-cell table:style-name="ce32" table:formula="of:=[$'tempo-e-vazaoV2'.C18]" office:value-type="float" office:value="638" calcext:value-type="float">
            <text:p>638.00</text:p>
          </table:table-cell>
          <table:table-cell table:style-name="ce32" table:formula="of:=[$'tempo-e-vazaoV2'.D18]" office:value-type="float" office:value="492" calcext:value-type="float">
            <text:p>492.00</text:p>
          </table:table-cell>
          <table:table-cell table:style-name="ce32" table:formula="of:=[$'tempo-e-vazaoV2'.E18]" office:value-type="float" office:value="438" calcext:value-type="float">
            <text:p>438.00</text:p>
          </table:table-cell>
          <table:table-cell table:style-name="ce32" table:formula="of:=[$'tempo-e-vazaoV2'.F18]" office:value-type="float" office:value="434" calcext:value-type="float">
            <text:p>434.00</text:p>
          </table:table-cell>
          <table:table-cell table:style-name="ce32" table:formula="of:=[$'tempo-e-vazaoV2'.G18]" office:value-type="float" office:value="412" calcext:value-type="float">
            <text:p>412.00</text:p>
          </table:table-cell>
          <table:table-cell table:style-name="ce32" table:formula="of:=[$'tempo-e-vazaoV2'.H18]" office:value-type="float" office:value="405" calcext:value-type="float">
            <text:p>405.00</text:p>
          </table:table-cell>
          <table:table-cell table:style-name="ce32" table:formula="of:=[$'tempo-e-vazaoV2'.I18]" office:value-type="float" office:value="404" calcext:value-type="float">
            <text:p>404.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1.11" calcext:value-type="float">
            <text:p>1.11</text:p>
          </table:table-cell>
          <table:table-cell table:style-name="ce33" table:formula="of:=ROUND([.C3]/[.C4];2)" office:value-type="float" office:value="1.28" calcext:value-type="float">
            <text:p>1.28</text:p>
          </table:table-cell>
          <table:table-cell table:style-name="ce33" table:formula="of:=ROUND([.D3]/[.D4];2)" office:value-type="float" office:value="1.44" calcext:value-type="float">
            <text:p>1.44</text:p>
          </table:table-cell>
          <table:table-cell table:style-name="ce33" table:formula="of:=ROUND([.E3]/[.E4];2)" office:value-type="float" office:value="1.49" calcext:value-type="float">
            <text:p>1.49</text:p>
          </table:table-cell>
          <table:table-cell table:style-name="ce33" table:formula="of:=ROUND([.F3]/[.F4];2)" office:value-type="float" office:value="1.51" calcext:value-type="float">
            <text:p>1.51</text:p>
          </table:table-cell>
          <table:table-cell table:style-name="ce33" table:formula="of:=ROUND([.G3]/[.G4];2)" office:value-type="float" office:value="1.57" calcext:value-type="float">
            <text:p>1.57</text:p>
          </table:table-cell>
          <table:table-cell table:style-name="ce33" table:formula="of:=ROUND([.H3]/[.H4];2)" office:value-type="float" office:value="1.6" calcext:value-type="float">
            <text:p>1.60</text:p>
          </table:table-cell>
          <table:table-cell table:style-name="ce33" table:formula="of:=ROUND([.I3]/[.I4];2)" office:value-type="float" office:value="1.61" calcext:value-type="float">
            <text:p>1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1:15:35.721551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05T19:26:42.284652685</dc:date>
    <meta:editing-duration>PT9H31M21S</meta:editing-duration>
    <meta:editing-cycles>37</meta:editing-cycles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5cm" chart:style-name="ch2">
          <text:p>Soma de prefixos paralela com Pthreads (long int)</text:p>
        </chart:title>
        <chart:subtitle svg:x="2.385cm" svg:y="1.28cm" chart:style-name="ch3">
          <text:p> i7-11300 (4 cores, 8 hyperthreads)</text:p>
        </chart:subtitle>
        <chart:legend chart:legend-position="end" svg:x="5.066cm" svg:y="4.601cm" style:legend-expansion="custom" chartooo:width="4.604cm" chartooo:height="1.587cm" style:legend-expansion-aspect-ratio="2.90107120352867" chart:style-name="ch4"/>
        <chart:plot-area chart:style-name="ch5" table:cell-range-address="'tempo-e-vazaoV2'.A42:'tempo-e-vazaoV2'.I44" chart:data-source-has-labels="both" svg:x="0.636cm" svg:y="1.812cm" svg:width="9.939cm" svg:height="6.324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885cm" svg:y="8.317cm" chart:style-name="ch7">
              <text:p>n threads</text:p>
            </chart:title>
            <chart:categories table:cell-range-address="'tempo-e-vazaoV2'.B42:'tempo-e-vazaoV2'.I42"/>
          </chart:axis>
          <chart:axis chart:dimension="y" chart:name="primary-y" chart:style-name="ch8">
            <chart:title svg:x="0.015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43:'tempo-e-vazaoV2'.I43" chart:label-cell-address="'tempo-e-vazaoV2'.A43:'tempo-e-vazaoV2'.A43" chart:class="chart:line">
            <chart:data-point chart:repeated="8"/>
          </chart:series>
          <chart:series chart:attached-axis="secondary-y" chart:style-name="ch13" chart:values-cell-range-address="'tempo-e-vazaoV2'.B44:'tempo-e-vazaoV2'.I44" chart:label-cell-address="'tempo-e-vazaoV2'.A44:'tempo-e-vazaoV2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42:'tempo-e-vazaoV2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2'.A43:'tempo-e-vazaoV2'.A43</svg:desc>
                </draw:g>
              </table:table-cell>
              <table:table-cell office:value-type="float" office:value="447">
                <text:p>447</text:p>
                <draw:g>
                  <svg:desc>'tempo-e-vazaoV2'.B43:'tempo-e-vazaoV2'.I43</svg:desc>
                </draw:g>
              </table:table-cell>
              <table:table-cell office:value-type="float" office:value="784">
                <text:p>784</text:p>
              </table:table-cell>
              <table:table-cell office:value-type="float" office:value="1016">
                <text:p>1016</text:p>
              </table:table-cell>
              <table:table-cell office:value-type="float" office:value="1142">
                <text:p>1142</text:p>
              </table:table-cell>
              <table:table-cell office:value-type="float" office:value="1152">
                <text:p>1152</text:p>
              </table:table-cell>
              <table:table-cell office:value-type="float" office:value="1214">
                <text:p>1214</text:p>
              </table:table-cell>
              <table:table-cell office:value-type="float" office:value="1235">
                <text:p>123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44:'tempo-e-vazaoV2'.A44</svg:desc>
                </draw:g>
              </table:table-cell>
              <table:table-cell office:value-type="float" office:value="1">
                <text:p>1</text:p>
                <draw:g>
                  <svg:desc>'tempo-e-vazaoV2'.B44:'tempo-e-vazaoV2'.I44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.27">
                <text:p>2.27</text:p>
              </table:table-cell>
              <table:table-cell office:value-type="float" office:value="2.55">
                <text:p>2.55</text:p>
              </table:table-cell>
              <table:table-cell office:value-type="float" office:value="2.57">
                <text:p>2.57</text:p>
              </table:table-cell>
              <table:table-cell office:value-type="float" office:value="2.71">
                <text:p>2.71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25cm" svg:y="1.278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V1'.A17:'tempo-e-vazaoV1'.I19" chart:data-source-has-labels="both" svg:x="0.648cm" svg:y="1.923cm" svg:width="9.588cm" svg:height="6.321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22cm" svg:y="8.424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.001cm" svg:y="6.477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5cm" chart:style-name="ch2">
          <text:p>Soma de prefixos paralela com Pthreads (long int)</text:p>
        </chart:title>
        <chart:subtitle svg:x="2.385cm" svg:y="1.28cm" chart:style-name="ch3">
          <text:p> i7-11300 (4 cores, 8 hyperthreads)</text:p>
        </chart:subtitle>
        <chart:legend chart:legend-position="end" svg:x="4.879cm" svg:y="5.373cm" style:legend-expansion="custom" chartooo:width="4.604cm" chartooo:height="1.587cm" style:legend-expansion-aspect-ratio="2.90107120352867" chart:style-name="ch4"/>
        <chart:plot-area chart:style-name="ch5" table:cell-range-address="'tempo-e-vazaoV1'.A42:'tempo-e-vazaoV1'.I44" chart:data-source-has-labels="both" svg:x="0.835cm" svg:y="1.811cm" svg:width="9.74cm" svg:height="6.325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985cm" svg:y="8.317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5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6cm" svg:y="0.362cm" chart:style-name="ch2">
          <text:p>Soma de prefixos paralela com Pthreads (long int)</text:p>
        </chart:title>
        <chart:subtitle svg:x="2.225cm" svg:y="1.278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V2'.A17:'tempo-e-vazaoV2'.I19" chart:data-source-has-labels="both" svg:x="0.648cm" svg:y="1.923cm" svg:width="9.588cm" svg:height="6.321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22cm" svg:y="8.424cm" chart:style-name="ch7">
              <text:p>n threads</text:p>
            </chart:title>
            <chart:categories table:cell-range-address="'tempo-e-vazaoV2'.B17:'tempo-e-vazaoV2'.I17"/>
          </chart:axis>
          <chart:axis chart:dimension="y" chart:name="primary-y" chart:style-name="ch8">
            <chart:title svg:x="0.001cm" svg:y="6.477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8:'tempo-e-vazaoV2'.I18" chart:label-cell-address="'tempo-e-vazaoV2'.A18:'tempo-e-vazaoV2'.A18" chart:class="chart:line">
            <chart:data-point chart:repeated="8"/>
          </chart:series>
          <chart:series chart:attached-axis="secondary-y" chart:style-name="ch13" chart:values-cell-range-address="'tempo-e-vazaoV2'.B19:'tempo-e-vazaoV2'.I19" chart:label-cell-address="'tempo-e-vazaoV2'.A19:'tempo-e-vazaoV2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17:'tempo-e-vazaoV2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2'.A18:'tempo-e-vazaoV2'.A18</svg:desc>
                </draw:g>
              </table:table-cell>
              <table:table-cell office:value-type="float" office:value="1117.37">
                <text:p>1117.37</text:p>
                <draw:g>
                  <svg:desc>'tempo-e-vazaoV2'.B18:'tempo-e-vazaoV2'.I18</svg:desc>
                </draw:g>
              </table:table-cell>
              <table:table-cell office:value-type="float" office:value="638">
                <text:p>638</text:p>
              </table:table-cell>
              <table:table-cell office:value-type="float" office:value="492">
                <text:p>492</text:p>
              </table:table-cell>
              <table:table-cell office:value-type="float" office:value="438">
                <text:p>438</text:p>
              </table:table-cell>
              <table:table-cell office:value-type="float" office:value="434">
                <text:p>434</text:p>
              </table:table-cell>
              <table:table-cell office:value-type="float" office:value="412">
                <text:p>412</text:p>
              </table:table-cell>
              <table:table-cell office:value-type="float" office:value="405">
                <text:p>40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19:'tempo-e-vazaoV2'.A19</svg:desc>
                </draw:g>
              </table:table-cell>
              <table:table-cell office:value-type="float" office:value="1">
                <text:p>1</text:p>
                <draw:g>
                  <svg:desc>'tempo-e-vazaoV2'.B19:'tempo-e-vazaoV2'.I19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.27">
                <text:p>2.27</text:p>
              </table:table-cell>
              <table:table-cell office:value-type="float" office:value="2.55">
                <text:p>2.55</text:p>
              </table:table-cell>
              <table:table-cell office:value-type="float" office:value="2.57">
                <text:p>2.57</text:p>
              </table:table-cell>
              <table:table-cell office:value-type="float" office:value="2.71">
                <text:p>2.71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row-mapping="0 1 2" chart:style-name="ch1">
        <chart:title svg:x="0.02cm" svg:y="0.024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chartooo:width="5.239cm" chartooo:height="1.585cm" style:legend-expansion-aspect-ratio="3.30536277602524" chart:style-name="ch4"/>
        <chart:plot-area chart:style-name="ch5" table:cell-range-address="'compara-v1-e-v2'.A2:'compara-v1-e-v2'.I5" chart:data-source-has-labels="both" svg:x="0.648cm" svg:y="1.923cm" svg:width="9.588cm" svg:height="6.321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22cm" svg:y="8.424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.001cm" svg:y="6.477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1117.37">
                <text:p>1117.37</text:p>
                <draw:g>
                  <svg:desc>'compara-v1-e-v2'.B4:'compara-v1-e-v2'.I4</svg:desc>
                </draw:g>
              </table:table-cell>
              <table:table-cell office:value-type="float" office:value="638">
                <text:p>638</text:p>
              </table:table-cell>
              <table:table-cell office:value-type="float" office:value="492">
                <text:p>492</text:p>
              </table:table-cell>
              <table:table-cell office:value-type="float" office:value="438">
                <text:p>438</text:p>
              </table:table-cell>
              <table:table-cell office:value-type="float" office:value="434">
                <text:p>434</text:p>
              </table:table-cell>
              <table:table-cell office:value-type="float" office:value="412">
                <text:p>412</text:p>
              </table:table-cell>
              <table:table-cell office:value-type="float" office:value="405">
                <text:p>40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1.11">
                <text:p>1.11</text:p>
                <draw:g>
                  <svg:desc>'compara-v1-e-v2'.B5:'compara-v1-e-v2'.I5</svg:desc>
                </draw:g>
              </table:table-cell>
              <table:table-cell office:value-type="float" office:value="1.28">
                <text:p>1.28</text:p>
              </table:table-cell>
              <table:table-cell office:value-type="float" office:value="1.44">
                <text:p>1.44</text:p>
              </table:table-cell>
              <table:table-cell office:value-type="float" office:value="1.49">
                <text:p>1.49</text:p>
              </table:table-cell>
              <table:table-cell office:value-type="float" office:value="1.51">
                <text:p>1.51</text:p>
              </table:table-cell>
              <table:table-cell office:value-type="float" office:value="1.57">
                <text:p>1.57</text:p>
              </table:table-cell>
              <table:table-cell office:value-type="float" office:value="1.6">
                <text:p>1.6</text:p>
              </table:table-cell>
              <table:table-cell office:value-type="float" office:value="1.61">
                <text:p>1.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